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>
      <style:paragraph-properties fo:margin-top="0cm" fo:margin-bottom="0.499cm" style:contextual-spacing="false" fo:line-height="150%" fo:break-before="page"/>
    </style:style>
    <style:style style:name="P4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T1" style:family="text">
      <style:text-properties fo:font-size="14pt" officeooo:rsid="0042820b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(%3%)" style:num-prefix="(" style:num-suffix=")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Ephesians 2:18-22) / <text:span text:style-name="Strong_20_Emphasis">Opening prayer</text:span> (Douglas M)</text:p>
      <text:p text:style-name="P2"><text:span text:style-name="Strong_20_Emphasis">Praise</text:span>: <text:span text:style-name="Emphasis">Shout, For The Blessed Jesus Reigns (Rejoice 319)</text:span></text:p>
      <text:p text:style-name="P2"><text:span text:style-name="Strong_20_Emphasis">Bible Reading</text:span>: Colossians 1:9-20 (Tim A)</text:p>
      <text:p text:style-name="P2"><text:span text:style-name="Strong_20_Emphasis">Announcements</text:span> (Mook L)</text:p>
      <text:p text:style-name="P2"><text:span text:style-name="Strong_20_Emphasis">Sunday School</text:span> (Jack W, Mia O)</text:p>
      <text:p text:style-name="P2"><text:span text:style-name="Strong_20_Emphasis">Praise</text:span>: <text:span text:style-name="Emphasis">My Heart Is Filled With Thankfulness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John 5:31-40, 3 John 9-14 (Rachel D)</text:p>
      <text:p text:style-name="P2"><text:span text:style-name="Strong_20_Emphasis">Praise</text:span>: <text:span text:style-name="Emphasis">How Sure The Scriptures Are (Rejoice 279)</text:span></text:p>
      <text:p text:style-name="P2"><text:span text:style-name="Strong_20_Emphasis">Sermon</text:span>: “DO NOT IMITATE WHAT IS EVIL BUT WHAT IS GOOD” (DM)</text:p>
      <text:p text:style-name="P2"><text:span text:style-name="Strong_20_Emphasis">Praise</text:span>: <text:span text:style-name="Emphasis">Come Risen Lord (Rejoice 355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Yet Not I But Through Christ In Me</text:span></text:p>
      <text:p text:style-name="P2"><text:span text:style-name="Strong_20_Emphasis">Benediction</text:span> (DM)</text:p>
      <text:p text:style-name="P2"><text:span text:style-name="Strong_20_Emphasis"/></text:p>
      <text:p text:style-name="P3"><text:span text:style-name="Strong_20_Emphasis">Sermon Outline</text:span></text:p>
      <text:p text:style-name="P2">“DO NOT IMITATE WHAT IS EVIL BUT WHAT IS GOOD”   (3 John 9-14)</text:p>
      <text:p text:style-name="P2">Introduction</text:p>
      <text:list text:style-name="L1">
        <text:list-item>
          <text:p text:style-name="P4">What the Church should not be like (9-10)</text:p>
          <text:list>
            <text:list-header>
              <text:p text:style-name="P4">Diotrephes the bad example</text:p>
              <text:list>
                <text:list-item>
                  <text:p text:style-name="P4"><text:s/>He loved to be first</text:p>
                </text:list-item>
                <text:list-item>
                  <text:p text:style-name="P4"><text:s/>He did not accept the authority of the Apostles like John</text:p>
                </text:list-item>
                <text:list-item>
                  <text:p text:style-name="P4"><text:s/>He did and said what he liked</text:p>
                </text:list-item>
              </text:list>
            </text:list-header>
          </text:list>
        </text:list-item>
        <text:list-item>
          <text:p text:style-name="P4">What the Church should be like (12)</text:p>
          <text:list>
            <text:list-header>
              <text:p text:style-name="P4">Demetrius the good example. He was affirmed by:</text:p>
              <text:list>
                <text:list-item text:start-value="1">
                  <text:p text:style-name="P4"><text:s/>All the others</text:p>
                </text:list-item>
                <text:list-item>
                  <text:p text:style-name="P4"><text:s/>The Truth itself</text:p>
                </text:list-item>
                <text:list-item>
                  <text:p text:style-name="P4"><text:s/>John the Apostle</text:p>
                </text:list-item>
              </text:list>
            </text:list-header>
          </text:list>
        </text:list-item>
        <text:list-item>
          <text:p text:style-name="P4">A summing up (11)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c282"/>
    </style:style>
    <style:style style:name="MT2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st</text:span> <text:span text:style-name="MT1">February</text:span><text:span text:style-name="MT2"> 202</text:span><text:span text:style-name="MT1">6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1-31T21:58:57.292075135</dc:date>
    <meta:editing-duration>PT6H39M26S</meta:editing-duration>
    <meta:editing-cycles>50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2" meta:paragraph-count="29" meta:word-count="193" meta:character-count="1042" meta:non-whitespace-character-count="878"/>
  </office:meta>
</office:document-meta>
</file>